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6-01T19:17:53.4443" calcext:value-type="date">
            <text:p>1 juin 2025 - 19:17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26"/>
          <table:table-cell table:style-name="ce16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9:17:43.418669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6-01T19:18:00.575932361</dc:date>
    <meta:editing-duration>P2DT15H35M9S</meta:editing-duration>
    <meta:editing-cycles>134</meta:editing-cycles>
    <meta:generator>LibreOffice/25.2.3.2$Linux_X86_64 LibreOffice_project/520$Build-2</meta:generator>
    <meta:print-date>2025-03-30T18:20:46.701524006</meta:print-date>
    <meta:printed-by>Fichiers PDF</meta:printed-by>
    <meta:document-statistic meta:table-count="1" meta:cell-count="418" meta:object-count="0"/>
    <meta:user-defined meta:name="qrichtext">1</meta:user-defined>
  </office:meta>
</office:document-meta>
</file>